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officeooo:paragraph-rsid="00003da7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03da7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122b6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239e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286ca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2eedf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40780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5247a"/>
    </style:style>
    <style:style style:name="P9" style:family="paragraph" style:parent-style-name="Standard">
      <style:paragraph-properties fo:text-align="start" style:justify-single-word="false"/>
      <style:text-properties officeooo:paragraph-rsid="0005247a"/>
    </style:style>
    <style:style style:name="P10" style:family="paragraph" style:parent-style-name="Standard">
      <style:paragraph-properties style:line-height-at-least="0.1563in"/>
      <style:text-properties fo:font-size="9.75pt"/>
    </style:style>
    <style:style style:name="P11" style:family="paragraph" style:parent-style-name="Standard">
      <style:paragraph-properties fo:text-align="start" style:justify-single-word="false"/>
      <style:text-properties fo:font-size="9.75pt" officeooo:paragraph-rsid="0004ce47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paragraph-rsid="0004ce47"/>
    </style:style>
    <style:style style:name="P13" style:family="paragraph" style:parent-style-name="Text_20_body">
      <style:paragraph-properties fo:text-align="start" style:justify-single-word="false"/>
      <style:text-properties officeooo:paragraph-rsid="0004ce47"/>
    </style:style>
    <style:style style:name="P14" style:family="paragraph" style:parent-style-name="Text_20_body" style:list-style-name="L3">
      <style:paragraph-properties fo:text-align="start" style:justify-single-word="false"/>
      <style:text-properties officeooo:paragraph-rsid="0005247a"/>
    </style:style>
    <style:style style:name="P15" style:family="paragraph" style:parent-style-name="Text_20_body" style:list-style-name="L3">
      <style:paragraph-properties fo:text-align="start" style:justify-single-word="false"/>
      <style:text-properties officeooo:paragraph-rsid="0006f421"/>
    </style:style>
    <style:style style:name="P16" style:family="paragraph" style:parent-style-name="Frame_20_contents">
      <style:paragraph-properties fo:text-align="start" style:justify-single-word="false"/>
    </style:style>
    <style:style style:name="T1" style:family="text">
      <style:text-properties officeooo:rsid="00003da7"/>
    </style:style>
    <style:style style:name="T2" style:family="text">
      <style:text-properties officeooo:rsid="000122b6"/>
    </style:style>
    <style:style style:name="T3" style:family="text">
      <style:text-properties officeooo:rsid="000239ed"/>
    </style:style>
    <style:style style:name="T4" style:family="text">
      <style:text-properties officeooo:rsid="000286ca"/>
    </style:style>
    <style:style style:name="T5" style:family="text">
      <style:text-properties officeooo:rsid="0002eedf"/>
    </style:style>
    <style:style style:name="T6" style:family="text">
      <style:text-properties officeooo:rsid="00040780"/>
    </style:style>
    <style:style style:name="T7" style:family="text">
      <style:text-properties officeooo:rsid="0004ce47"/>
    </style:style>
    <style:style style:name="T8" style:family="text">
      <style:text-properties officeooo:rsid="0005247a"/>
    </style:style>
    <style:style style:name="T9" style:family="text">
      <style:text-properties officeooo:rsid="0006f42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30307234296808644" text:style-name="L2">
        <text:list-item>
          <text:p text:style-name="P1"><text:a xlink:type="simple" xlink:href="http://plugins.netbeans.org/plugin/53652/antlrworks-2"><text:span text:style-name="T1">http://plugins.netbeans.org/plugin/53652/antlrworks-2</text:span></text:a></text:p>
        </text:list-item>
      </text:list>
      <text:list xml:id="list4288444693478520916" text:style-name="L1">
        <text:list-item>
          <text:list>
            <text:list-item>
              <text:p text:style-name="P2"><text:span text:style-name="T1"><text:s/>Tools-&gt;plugins</text:span></text:p>
            </text:list-item>
            <text:list-item>
              <text:p text:style-name="P2"><text:span text:style-name="T1">search Available for ANTLRWorks <text:s/>Editor (2.4.1) and install</text:span></text:p>
            </text:list-item>
          </text:list>
        </text:list-item>
        <text:list-item>
          <text:p text:style-name="P3"><text:a xlink:type="simple" xlink:href="http://tunnelvisionlabs.com/products/demo/antlrworks"><text:span text:style-name="T2">http://tunnelvisionlabs.com/products/demo/antlrworks</text:span></text:a></text:p>
        </text:list-item>
        <text:list-item>
          <text:p text:style-name="P4"><text:a xlink:type="simple" xlink:href="http://marceloaleks.com/netbeans-how-edit-antlr-grammars-and-create-classes-automatically/"><text:span text:style-name="T3">http://marceloaleks.com/netbeans-how-edit-antlr-grammars-and-create-classes-automatically/</text:span></text:a></text:p>
        </text:list-item>
        <text:list-item>
          <text:p text:style-name="P5"><text:a xlink:type="simple" xlink:href="https://theantlrguy.atlassian.net/wiki/display/ANTLR4/Getting+Started+with+ANTLR+v4"><text:span text:style-name="T4">https://theantlrguy.atlassian.net/wiki/display/ANTLR4/Getting+Started+with+ANTLR+v4</text:span></text:a></text:p>
        </text:list-item>
        <text:list-item>
          <text:p text:style-name="P6"><text:span text:style-name="T5">Usage:</text:span></text:p>
          <text:list>
            <text:list-item>
              <text:p text:style-name="P6"><text:span text:style-name="T5">In your ?Project, Source, package? New-&gt;ANTLR4Combined Grammer </text:span><text:span text:style-name="T6">(Hello.g4)</text:span></text:p>
              <text:list>
                <text:list-item>
                  <text:p text:style-name="P8"><text:span text:style-name="T6">make a new package (hellogrammer)? </text:span><text:span text:style-name="Emphasis"><text:span text:style-name="T6">(Parser rules start with a lower case letter, and lexer rules start with a capital letter)</text:span></text:span><text:span text:style-name="T6"> </text:span></text:p>
                </text:list-item>
              </text:list>
            </text:list-item>
          </text:list>
        </text:list-item>
      </text:list>
      <text:p text:style-name="P9"><text:span text:style-name="Source_20_Text"><text:span text:style-name="T6">// Define a grammar called Hello</text:span></text:span></text:p>
      <text:p text:style-name="Standard"><text:span text:style-name="Source_20_Text">grammar Hello;</text:span></text:p>
      <text:p text:style-name="Standard"><text:span text:style-name="Source_20_Text">r  : 'hello'</text:span> <text:span text:style-name="Source_20_Text">ID ;         // match keyword hello followed by an identifier</text:span></text:p>
      <text:p text:style-name="Standard"><text:span text:style-name="Source_20_Text">ID : [a-z]+ ;             // match lower-case identifiers</text:span></text:p>
      <text:p text:style-name="Standard"><text:span text:style-name="Source_20_Text">WS : [ \t\r\n]+ -&gt; skip ; // skip spaces, tabs, newlines</text:span></text:p>
      <text:list xml:id="list35172592" text:continue-numbering="true" text:style-name="L1">
        <text:list-item>
          <text:list>
            <text:list-item>
              <text:list>
                <text:list-header>
                  <text:p text:style-name="P7"><text:span text:style-name="T6"/></text:p>
                </text:list-header>
              </text:list>
            </text:list-item>
            <text:list-item>
              <text:p text:style-name="P12"><text:span text:style-name="T5">If you want to have netbeans generating the ANTLR classes automatically, just follow the simple steps below.</text:span></text:p>
              <text:list>
                <text:list-item>
                  <text:p text:style-name="P12">Open your project folder and locate the <text:span text:style-name="Strong_20_Emphasis">build.xml</text:span> file . Open it with a text editor (or just drag the file to Netbeans and use it)</text:p>
                </text:list-item>
                <text:list-item>
                  <text:p text:style-name="P12">Insert the snippet code  in your <text:span text:style-name="Strong_20_Emphasis">build.xml</text:span> file above the &lt;/project&gt; tag.</text:p>
                  <text:list>
                    <text:list-item>
                      <text:p text:style-name="P12"><text:span text:style-name="T7">Get the build.xml via Navagitor-&gt;Fil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section text:style-name="Sect1" text:name="crayon-544136ee11054690152297-1">
        <text:p text:style-name="Standard">    &lt;target name="-pre-compile"  &gt;</text:p>
      </text:section>
      <text:section text:style-name="Sect1" text:name="crayon-544136ee11054690152297-2">
        <text:p text:style-name="Standard"> </text:p>
      </text:section>
      <text:section text:style-name="Sect1" text:name="crayon-544136ee11054690152297-3">
        <text:p text:style-name="Standard">        &lt;!-- Propriedades --&gt;</text:p>
      </text:section>
      <text:section text:style-name="Sect1" text:name="crayon-544136ee11054690152297-4">
        <text:p text:style-name="Standard">        &lt;property name="antlr.jar" location="PATH-TO-ANTLR-JAR_FILE"/&gt;</text:p>
      </text:section>
      <text:section text:style-name="Sect1" text:name="crayon-544136ee11054690152297-5">
        <text:p text:style-name="Standard">        &lt;property name="antlr.grammar" location="PATH-TO-YOUR-g4-FILE"/&gt;</text:p>
      </text:section>
      <text:section text:style-name="Sect1" text:name="crayon-544136ee11054690152297-6">
        <text:p text:style-name="Standard">        &lt;property name="antlr.parserdir" location="PATH-TO-WRITE-ANTLR-FILES"/&gt;</text:p>
      </text:section>
      <text:section text:style-name="Sect1" text:name="crayon-544136ee11054690152297-7">
        <text:p text:style-name="Standard"> </text:p>
      </text:section>
      <text:section text:style-name="Sect1" text:name="crayon-544136ee11054690152297-8">
        <text:p text:style-name="Standard">        &lt;!-- Cria o subdiretório parser --&gt;</text:p>
      </text:section>
      <text:section text:style-name="Sect1" text:name="crayon-544136ee11054690152297-9">
        <text:p text:style-name="Standard">        &lt;mkdir dir="${antlr.parserdir}"/&gt;</text:p>
      </text:section>
      <text:section text:style-name="Sect1" text:name="crayon-544136ee11054690152297-10">
        <text:p text:style-name="Standard"> </text:p>
      </text:section>
      <text:section text:style-name="Sect1" text:name="crayon-544136ee11054690152297-11">
        <text:p text:style-name="Standard">        &lt;echo level="info"&gt;Criando Classes ANTLR&lt;/echo&gt;</text:p>
      </text:section>
      <text:section text:style-name="Sect1" text:name="crayon-544136ee11054690152297-12">
        <text:p text:style-name="Standard">        &lt;!-- Gera os arquivos --&gt;</text:p>
      </text:section>
      <text:section text:style-name="Sect1" text:name="crayon-544136ee11054690152297-13">
        <text:p text:style-name="Standard">        &lt;java classname="org.antlr.v4.Tool"  fork="true"&gt;</text:p>
      </text:section>
      <text:section text:style-name="Sect1" text:name="crayon-544136ee11054690152297-14">
        <text:p text:style-name="Standard">            &lt;arg line="-o ${antlr.parserdir}"/&gt;</text:p>
      </text:section>
      <text:section text:style-name="Sect1" text:name="crayon-544136ee11054690152297-15">
        <text:p text:style-name="Standard">            &lt;!-- Cria tb as casses para padrão Visitor --&gt;</text:p>
      </text:section>
      <text:section text:style-name="Sect1" text:name="crayon-544136ee11054690152297-16">
        <text:p text:style-name="Standard">            &lt;arg line="-visitor"/&gt;</text:p>
      </text:section>
      <text:section text:style-name="Sect1" text:name="crayon-544136ee11054690152297-17">
        <text:p text:style-name="Standard">            &lt;arg value="${antlr.grammar}"/&gt;</text:p>
      </text:section>
      <text:section text:style-name="Sect1" text:name="crayon-544136ee11054690152297-18">
        <text:p text:style-name="Standard">            &lt;classpath path="${antlr.jar}"/&gt;</text:p>
      </text:section>
      <text:section text:style-name="Sect1" text:name="crayon-544136ee11054690152297-19">
        <text:p text:style-name="Standard">        &lt;/java&gt;        </text:p>
      </text:section>
      <text:section text:style-name="Sect1" text:name="crayon-544136ee11054690152297-20">
        <text:p text:style-name="Standard">    &lt;/target&gt;</text:p>
      </text:section>
      <text:p text:style-name="P13"/>
      <text:list xml:id="list2790109455209768040" text:style-name="L3">
        <text:list-item>
          <text:p text:style-name="P14"><text:span text:style-name="T8">Make sure to add antlr-4.4-complete.jar to your projects libraries</text:span></text:p>
        </text:list-item>
        <text:list-item>
          <text:p text:style-name="P15"><text:soft-page-break/><text:span text:style-name="T9">Un check "Compile on save" setting in the project properties (Build -&gt; Compiling)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4M52S</meta:editing-duration>
    <meta:editing-cycles>12</meta:editing-cycles>
    <meta:generator>LibreOffice/4.0.1.2$Windows_x86 LibreOffice_project/84102822e3d61eb989ddd325abf1ac077904985</meta:generator>
    <dc:date>2014-10-17T15:00:57.06</dc:date>
    <meta:document-statistic meta:table-count="0" meta:image-count="0" meta:object-count="0" meta:page-count="2" meta:paragraph-count="40" meta:word-count="240" meta:character-count="2096" meta:non-whitespace-character-count="1725"/>
    <meta:user-defined meta:name="Info 1"/>
    <meta:user-defined meta:name="Info 2"/>
    <meta:user-defined meta:name="Info 3"/>
    <meta:user-defined meta:name="Info 4"/>
  </office:meta>
</office:document-meta>
</file>